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80.1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80.7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40.76pt"/>
    </style:style>
    <style:style style:name="co9" style:family="table-column">
      <style:table-column-properties fo:break-before="auto" style:column-width="34.41pt"/>
    </style:style>
    <style:style style:name="co10" style:family="table-column">
      <style:table-column-properties fo:break-before="auto" style:column-width="33.05pt"/>
    </style:style>
    <style:style style:name="co11" style:family="table-column">
      <style:table-column-properties fo:break-before="auto" style:column-width="53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39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 style:data-style-name="N2">
      <style:table-cell-properties style:rotation-angle="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99" fo:border="0.06pt solid #000000"/>
    </style:style>
    <style:style style:name="ce20" style:family="table-cell" style:parent-style-name="Default">
      <style:table-cell-properties fo:background-color="#ff00ff" fo:border="0.06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00ff" fo:border="0.06pt solid #000000"/>
    </style:style>
    <style:style style:name="ce2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7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7" office:value-type="string" calcext:value-type="string">
            <text:p>Price Purchased Last Year</text:p>
          </table:table-cell>
          <table:table-cell table:style-name="ce7" office:value-type="string" calcext:value-type="string">
            <text:p>Current Price</text:p>
          </table:table-cell>
          <table:table-cell table:style-name="ce15" office:value-type="string" calcext:value-type="string">
            <text:p>Next Year Price Estimate</text:p>
          </table:table-cell>
          <table:table-cell table:style-name="ce15" office:value-type="string" calcext:value-type="string">
            <text:p>Shares to sell</text:p>
          </table:table-cell>
          <table:table-cell table:style-name="ce15" office:value-type="string" calcext:value-type="string">
            <text:p>Value of Sold</text:p>
          </table:table-cell>
          <table:table-cell table:style-name="ce15" office:value-type="string" calcext:value-type="string">
            <text:p>Gain Today</text:p>
          </table:table-cell>
          <table:table-cell table:style-name="ce15" office:value-type="string" calcext:value-type="string">
            <text:p>Tax</text:p>
          </table:table-cell>
          <table:table-cell table:style-name="ce15" office:value-type="string" calcext:value-type="string">
            <text:p>Tran. Cost</text:p>
          </table:table-cell>
          <table:table-cell table:style-name="ce15" office:value-type="string" calcext:value-type="string">
            <text:p>Remaining Shares</text:p>
          </table:table-cell>
          <table:table-cell table:style-name="ce22"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0" office:value-type="float" office:value="150" calcext:value-type="float">
            <text:p>150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3" office:value-type="float" office:value="31.8" calcext:value-type="float">
            <text:p>31.80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8" office:value-type="float" office:value="100" calcext:value-type="float">
            <text:p>100</text:p>
          </table:table-cell>
          <table:table-cell table:style-name="ce20" table:formula="of:=[.G6]*[.E6]" office:value-type="float" office:value="3180" calcext:value-type="float">
            <text:p>3180</text:p>
          </table:table-cell>
          <table:table-cell table:style-name="ce21" table:formula="of:=([.E6]-[.D6])*[.G6]" office:value-type="float" office:value="1612" calcext:value-type="float">
            <text:p>1612</text:p>
          </table:table-cell>
          <table:table-cell table:style-name="ce20" table:formula="of:=[.I6]*0.3" office:value-type="float" office:value="483.6" calcext:value-type="float">
            <text:p>483.6</text:p>
          </table:table-cell>
          <table:table-cell table:style-name="ce20" table:formula="of:=0.01*[.G6]*[.E6]" office:value-type="float" office:value="31.8" calcext:value-type="float">
            <text:p>31.8</text:p>
          </table:table-cell>
          <table:table-cell table:style-name="ce20" table:formula="of:=[.C6]-[.G6]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1" calcext:value-type="float">
            <text:p>22.10</text:p>
          </table:table-cell>
          <table:table-cell table:style-name="ce13" office:value-type="float" office:value="24.28" calcext:value-type="float">
            <text:p>24.28</text:p>
          </table:table-cell>
          <table:table-cell table:style-name="ce16" office:value-type="float" office:value="26.31" calcext:value-type="float">
            <text:p>26.31</text:p>
          </table:table-cell>
          <table:table-cell table:style-name="ce19" office:value-type="float" office:value="75" calcext:value-type="float">
            <text:p>75</text:p>
          </table:table-cell>
          <table:table-cell table:style-name="ce20" table:formula="of:=[.G7]*[.E7]" office:value-type="float" office:value="1821" calcext:value-type="float">
            <text:p>1821</text:p>
          </table:table-cell>
          <table:table-cell table:style-name="ce21" table:formula="of:=([.E7]-[.D7])*[.G7]" office:value-type="float" office:value="163.5" calcext:value-type="float">
            <text:p>163.5</text:p>
          </table:table-cell>
          <table:table-cell table:style-name="ce21" table:formula="of:=[.I7]*0.3" office:value-type="float" office:value="49.05" calcext:value-type="float">
            <text:p>49.05</text:p>
          </table:table-cell>
          <table:table-cell table:style-name="ce20" table:formula="of:=0.01*[.G7]*[.E7]" office:value-type="float" office:value="18.21" calcext:value-type="float">
            <text:p>18.21</text:p>
          </table:table-cell>
          <table:table-cell table:style-name="ce20" table:formula="of:=[.C7]-[.G7]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30.39" calcext:value-type="float">
            <text:p>30.39</text:p>
          </table:table-cell>
          <table:table-cell table:style-name="ce13" office:value-type="float" office:value="32.5" calcext:value-type="float">
            <text:p>32.50</text:p>
          </table:table-cell>
          <table:table-cell table:style-name="ce16" office:value-type="float" office:value="34.55" calcext:value-type="float">
            <text:p>34.55</text:p>
          </table:table-cell>
          <table:table-cell table:style-name="ce19" office:value-type="float" office:value="75" calcext:value-type="float">
            <text:p>75</text:p>
          </table:table-cell>
          <table:table-cell table:style-name="ce20" table:formula="of:=[.G8]*[.E8]" office:value-type="float" office:value="2437.5" calcext:value-type="float">
            <text:p>2437.5</text:p>
          </table:table-cell>
          <table:table-cell table:style-name="ce21" table:formula="of:=([.E8]-[.D8])*[.G8]" office:value-type="float" office:value="158.25" calcext:value-type="float">
            <text:p>158.25</text:p>
          </table:table-cell>
          <table:table-cell table:style-name="ce21" table:formula="of:=[.I8]*0.3" office:value-type="float" office:value="47.475" calcext:value-type="float">
            <text:p>47.475</text:p>
          </table:table-cell>
          <table:table-cell table:style-name="ce20" table:formula="of:=0.01*[.G8]*[.E8]" office:value-type="float" office:value="24.375" calcext:value-type="float">
            <text:p>24.375</text:p>
          </table:table-cell>
          <table:table-cell table:style-name="ce20" table:formula="of:=[.C8]-[.G8]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14.16" calcext:value-type="float">
            <text:p>14.16</text:p>
          </table:table-cell>
          <table:table-cell table:style-name="ce16" office:value-type="float" office:value="15.23" calcext:value-type="float">
            <text:p>15.23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[.G9]*[.E9]" office:value-type="float" office:value="0" calcext:value-type="float">
            <text:p>0</text:p>
          </table:table-cell>
          <table:table-cell table:style-name="ce21" table:formula="of:=([.E9]-[.D9])*[.G9]" office:value-type="float" office:value="0" calcext:value-type="float">
            <text:p>0</text:p>
          </table:table-cell>
          <table:table-cell table:style-name="ce21" table:formula="of:=[.I9]*0.3" office:value-type="float" office:value="0" calcext:value-type="float">
            <text:p>0</text:p>
          </table:table-cell>
          <table:table-cell table:style-name="ce20" table:formula="of:=0.01*[.G9]*[.E9]" office:value-type="float" office:value="0" calcext:value-type="float">
            <text:p>0</text:p>
          </table:table-cell>
          <table:table-cell table:style-name="ce20" table:formula="of:=[.C9]-[.G9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40.55" calcext:value-type="float">
            <text:p>40.55</text:p>
          </table:table-cell>
          <table:table-cell table:style-name="ce13" office:value-type="float" office:value="50.99" calcext:value-type="float">
            <text:p>50.99</text:p>
          </table:table-cell>
          <table:table-cell table:style-name="ce16" office:value-type="float" office:value="62.43" calcext:value-type="float">
            <text:p>62.43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[.G10]*[.E10]" office:value-type="float" office:value="0" calcext:value-type="float">
            <text:p>0</text:p>
          </table:table-cell>
          <table:table-cell table:style-name="ce21" table:formula="of:=([.E10]-[.D10])*[.G10]" office:value-type="float" office:value="0" calcext:value-type="float">
            <text:p>0</text:p>
          </table:table-cell>
          <table:table-cell table:style-name="ce21" table:formula="of:=[.I10]*0.3" office:value-type="float" office:value="0" calcext:value-type="float">
            <text:p>0</text:p>
          </table:table-cell>
          <table:table-cell table:style-name="ce20" table:formula="of:=0.01*[.G10]*[.E10]" office:value-type="float" office:value="0" calcext:value-type="float">
            <text:p>0</text:p>
          </table:table-cell>
          <table:table-cell table:style-name="ce20" table:formula="of:=[.C10]-[.G10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18.58" calcext:value-type="float">
            <text:p>18.58</text:p>
          </table:table-cell>
          <table:table-cell table:style-name="ce13" office:value-type="float" office:value="24.17" calcext:value-type="float">
            <text:p>24.17</text:p>
          </table:table-cell>
          <table:table-cell table:style-name="ce16" office:value-type="float" office:value="26.68" calcext:value-type="float">
            <text:p>26.68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[.G11]*[.E11]" office:value-type="float" office:value="0" calcext:value-type="float">
            <text:p>0</text:p>
          </table:table-cell>
          <table:table-cell table:style-name="ce21" table:formula="of:=([.E11]-[.D11])*[.G11]" office:value-type="float" office:value="0" calcext:value-type="float">
            <text:p>0</text:p>
          </table:table-cell>
          <table:table-cell table:style-name="ce21" table:formula="of:=[.I11]*0.3" office:value-type="float" office:value="0" calcext:value-type="float">
            <text:p>0</text:p>
          </table:table-cell>
          <table:table-cell table:style-name="ce20" table:formula="of:=0.01*[.G11]*[.E11]" office:value-type="float" office:value="0" calcext:value-type="float">
            <text:p>0</text:p>
          </table:table-cell>
          <table:table-cell table:style-name="ce20" table:formula="of:=[.C11]-[.G11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54" calcext:value-type="float">
            <text:p>22.54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6" office:value-type="float" office:value="23.85" calcext:value-type="float">
            <text:p>23.85</text:p>
          </table:table-cell>
          <table:table-cell table:style-name="ce19" office:value-type="float" office:value="75" calcext:value-type="float">
            <text:p>75</text:p>
          </table:table-cell>
          <table:table-cell table:style-name="ce20" table:formula="of:=[.G12]*[.E12]" office:value-type="float" office:value="1775.25" calcext:value-type="float">
            <text:p>1775.25</text:p>
          </table:table-cell>
          <table:table-cell table:style-name="ce21" table:formula="of:=([.E12]-[.D12])*[.G12]" office:value-type="float" office:value="84.7500000000002" calcext:value-type="float">
            <text:p>84.75</text:p>
          </table:table-cell>
          <table:table-cell table:style-name="ce21" table:formula="of:=[.I12]*0.3" office:value-type="float" office:value="25.4250000000001" calcext:value-type="float">
            <text:p>25.425</text:p>
          </table:table-cell>
          <table:table-cell table:style-name="ce20" table:formula="of:=0.01*[.G12]*[.E12]" office:value-type="float" office:value="17.7525" calcext:value-type="float">
            <text:p>17.7525</text:p>
          </table:table-cell>
          <table:table-cell table:style-name="ce20" table:formula="of:=[.C12]-[.G12]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Pfizer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float" office:value="24.84" calcext:value-type="float">
            <text:p>24.84</text:p>
          </table:table-cell>
          <table:table-cell table:style-name="ce14" office:value-type="float" office:value="28.77" calcext:value-type="float">
            <text:p>28.77</text:p>
          </table:table-cell>
          <table:table-cell table:style-name="ce17" office:value-type="float" office:value="31.66" calcext:value-type="float">
            <text:p>31.66</text:p>
          </table:table-cell>
          <table:table-cell table:style-name="ce19" office:value-type="float" office:value="54.3501151875414" calcext:value-type="float">
            <text:p>54.3501151875</text:p>
          </table:table-cell>
          <table:table-cell table:style-name="ce20" table:formula="of:=[.G13]*[.E13]" office:value-type="float" office:value="1563.65281394557" calcext:value-type="float">
            <text:p>1563.6528139456</text:p>
          </table:table-cell>
          <table:table-cell table:style-name="ce21" table:formula="of:=([.E13]-[.D13])*[.G13]" office:value-type="float" office:value="213.595952687038" calcext:value-type="float">
            <text:p>213.595952687</text:p>
          </table:table-cell>
          <table:table-cell table:style-name="ce21" table:formula="of:=[.I13]*0.3" office:value-type="float" office:value="64.0787858061113" calcext:value-type="float">
            <text:p>64.0787858061</text:p>
          </table:table-cell>
          <table:table-cell table:style-name="ce20" table:formula="of:=0.01*[.G13]*[.E13]" office:value-type="float" office:value="15.6365281394557" calcext:value-type="float">
            <text:p>15.6365281395</text:p>
          </table:table-cell>
          <table:table-cell table:style-name="ce20" table:formula="of:=[.C13]-[.G13]" office:value-type="float" office:value="95.6498848124586" calcext:value-type="float">
            <text:p>95.6498848125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SUM([.G6:.G13])" office:value-type="float" office:value="379.350115187541" calcext:value-type="float">
            <text:p>379.35011518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get Cash</text:p>
          </table:table-cell>
          <table:table-cell table:number-columns-repeated="1023"/>
        </table:table-row>
        <table:table-row table:style-name="ro1">
          <table:table-cell table:style-name="ce5" table:formula="of:=SUM([.H6:.H13]) - SUM([.J6:.J13]) - SUM([.K6:.K13])"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imize value for next year</text:p>
          </table:table-cell>
          <table:table-cell table:number-columns-repeated="1023"/>
        </table:table-row>
        <table:table-row table:style-name="ro1">
          <table:table-cell table:style-name="ce6" table:formula="of:=SUMPRODUCT([.L6:.L13];[.F6:.F13])" office:value-type="float" office:value="26507.5253531624" calcext:value-type="float">
            <text:p>26507.5253531624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0:27:44.8989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04T21:39:00.191016000</dc:date>
    <meta:editing-duration>PT1H37M29S</meta:editing-duration>
    <meta:editing-cycles>5</meta:editing-cycles>
    <meta:generator>LibreOffice/4.4.5.2$MacOSX_X86_64 LibreOffice_project/a22f674fd25a3b6f45bdebf25400ed2adff0ff99</meta:generator>
    <meta:document-statistic meta:table-count="3" meta:cell-count="115" meta:object-count="0"/>
  </office:meta>
</office:document-meta>
</file>